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2*U_a, мВ</text:p>
          </table:table-cell>
          <table:table-cell office:value-type="string" calcext:value-type="string">
            <text:p>2*U_out, мВ</text:p>
          </table:table-cell>
          <table:table-cell office:value-type="string" calcext:value-type="string">
            <text:p>F, Гц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970" calcext:value-type="float">
            <text:p>970</text:p>
          </table:table-cell>
          <table:table-cell office:value-type="float" office:value="100" calcext:value-type="float">
            <text:p>100</text:p>
          </table:table-cell>
          <table:table-cell table:formula="of:=(1+100)*[.B2]/[.A2]" office:value-type="float" office:value="11803.6144578313" calcext:value-type="float">
            <text:p>11803,61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table:formula="of:=(1+100)*[.B3]/[.A3]" office:value-type="float" office:value="5632.91428571429" calcext:value-type="float">
            <text:p>5632,91</text:p>
          </table:table-cell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965" calcext:value-type="float">
            <text:p>965</text:p>
          </table:table-cell>
          <table:table-cell office:value-type="float" office:value="500" calcext:value-type="float">
            <text:p>500</text:p>
          </table:table-cell>
          <table:table-cell table:formula="of:=(1+100)*[.B4]/[.A4]" office:value-type="float" office:value="2180.42505592841" calcext:value-type="float">
            <text:p>2180,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table:formula="of:=(1+100)*[.B5]/[.A5]" office:value-type="float" office:value="1086.62068965517" calcext:value-type="float">
            <text:p>1086,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40" calcext:value-type="float">
            <text:p>840</text:p>
          </table:table-cell>
          <table:table-cell office:value-type="float" office:value="2000" calcext:value-type="float">
            <text:p>2000</text:p>
          </table:table-cell>
          <table:table-cell table:formula="of:=(1+100)*[.B6]/[.A6]" office:value-type="float" office:value="554.509803921569" calcext:value-type="float">
            <text:p>554,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1" calcext:value-type="float">
            <text:p>571</text:p>
          </table:table-cell>
          <table:table-cell office:value-type="float" office:value="5000" calcext:value-type="float">
            <text:p>5000</text:p>
          </table:table-cell>
          <table:table-cell table:formula="of:=(1+100)*[.B7]/[.A7]" office:value-type="float" office:value="220.961685823755" calcext:value-type="float">
            <text:p>220,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10000" calcext:value-type="float">
            <text:p>10000</text:p>
          </table:table-cell>
          <table:table-cell table:formula="of:=(1+100)*[.B8]/[.A8]" office:value-type="float" office:value="111.1" calcext:value-type="float">
            <text:p>111,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0" calcext:value-type="float">
            <text:p>170</text:p>
          </table:table-cell>
          <table:table-cell office:value-type="float" office:value="20000" calcext:value-type="float">
            <text:p>20000</text:p>
          </table:table-cell>
          <table:table-cell table:formula="of:=(1+100)*[.B9]/[.A9]" office:value-type="float" office:value="55.2090032154341" calcext:value-type="float">
            <text:p>55,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" calcext:value-type="float">
            <text:p>65</text:p>
          </table:table-cell>
          <table:table-cell office:value-type="float" office:value="50000" calcext:value-type="float">
            <text:p>50000</text:p>
          </table:table-cell>
          <table:table-cell table:formula="of:=(1+100)*[.B10]/[.A10]" office:value-type="float" office:value="23.4464285714286" calcext:value-type="float">
            <text:p>23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2:53:45.929170746</meta:creation-date>
    <dc:date>2024-10-18T13:19:41.046733702</dc:date>
    <meta:editing-duration>PT5M26S</meta:editing-duration>
    <meta:editing-cycles>2</meta:editing-cycles>
    <meta:generator>LibreOffice/24.2.6.2$Linux_X86_64 LibreOffice_project/420$Build-2</meta:generator>
    <meta:document-statistic meta:table-count="1" meta:cell-count="40" meta:object-count="0"/>
  </office:meta>
</office:document-meta>
</file>